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5pt" fo:font-weight="normal" fo:background-color="transparent" style:font-size-asian="15pt" style:font-weight-asian="normal" style:font-size-complex="15pt" style:font-weight-complex="normal"/>
    </style:style>
    <style:style style:name="P3" style:family="paragraph" style:parent-style-name="Standard">
      <style:text-properties fo:font-size="15pt" fo:font-weight="bold" fo:background-color="#ffff00" style:font-size-asian="15pt" style:font-weight-asian="bold" style:font-size-complex="15pt" style:font-weight-complex="bold"/>
    </style:style>
    <style:style style:name="P4" style:family="paragraph" style:parent-style-name="Standard">
      <style:text-properties fo:font-size="15pt" fo:font-weight="bold" fo:background-color="transparent" style:font-size-asian="15pt" style:font-weight-asian="bold" style:font-size-complex="15pt" style:font-weight-complex="bold"/>
    </style:style>
    <style:style style:name="P5" style:family="paragraph" style:parent-style-name="Standard" style:list-style-name="L1">
      <style:text-properties fo:font-weight="bold" fo:background-color="#ffff00" style:font-weight-asian="bold" style:font-weight-complex="bold"/>
    </style:style>
    <style:style style:name="P6" style:family="paragraph" style:parent-style-name="Standard" style:list-style-name="L2"/>
    <style:style style:name="P7" style:family="paragraph" style:parent-style-name="Standard" style:list-style-name="L2">
      <style:text-properties officeooo:paragraph-rsid="000afe41"/>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size="15pt" fo:font-weight="bold" fo:background-color="#ffff00" style:font-size-asian="15pt" style:font-weight-asian="bold" style:font-size-complex="15pt" style:font-weight-complex="bold"/>
    </style:style>
    <style:style style:name="P10" style:family="paragraph" style:parent-style-name="Standard" style:list-style-name="L4">
      <style:text-properties fo:font-size="15pt" fo:font-weight="normal" fo:background-color="transparent" style:font-size-asian="15pt" style:font-weight-asian="normal" style:font-size-complex="15pt" style:font-weight-complex="normal"/>
    </style:style>
    <style:style style:name="P11" style:family="paragraph" style:parent-style-name="Standard" style:list-style-name="L3">
      <style:text-properties fo:font-size="15pt" fo:font-weight="normal" fo:background-color="transparent" style:font-size-asian="15pt" style:font-weight-asian="normal" style:font-size-complex="15pt" style:font-weight-complex="normal"/>
    </style:style>
    <style:style style:name="P12" style:family="paragraph" style:parent-style-name="Standard" style:list-style-name="L2">
      <style:paragraph-properties fo:background-color="transparent">
        <style:background-image/>
      </style:paragraph-properties>
      <style:text-properties fo:font-size="12pt" fo:font-weight="normal" fo:background-color="transparent" style:font-size-asian="10.5pt" style:font-weight-asian="normal" style:font-size-complex="12pt" style:font-weight-complex="normal"/>
    </style:style>
    <style:style style:name="P13" style:family="paragraph" style:parent-style-name="Standard" style:list-style-name="L2">
      <style:paragraph-properties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loext:char-shading-value="0" style:font-weight-asian="normal" style:font-weight-complex="normal"/>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15pt" fo:font-weight="bold" fo:background-color="#ffff00" loext:char-shading-value="0" style:font-size-asian="15pt" style:font-weight-asian="bold" style:font-size-complex="15pt" style:font-weight-complex="bold"/>
    </style:style>
    <style:style style:name="T6" style:family="text">
      <style:text-properties fo:font-size="15pt" fo:font-weight="bold" officeooo:rsid="000afe41" fo:background-color="#ffff00" loext:char-shading-value="0" style:font-size-asian="15pt" style:font-weight-asian="bold" style:font-size-complex="15pt" style:font-weight-complex="bold"/>
    </style:style>
    <style:style style:name="T7" style:family="text">
      <style:text-properties fo:font-size="15pt" fo:font-weight="normal" fo:background-color="#ffff00" loext:char-shading-value="0" style:font-size-asian="15pt" style:font-weight-asian="normal" style:font-size-complex="15pt" style:font-weight-complex="normal"/>
    </style:style>
    <style:style style:name="T8" style:family="text">
      <style:text-properties fo:font-size="15pt" fo:background-color="#ffff00" loext:char-shading-value="0" style:font-size-asian="15pt" style:font-size-complex="15pt"/>
    </style:style>
    <style:style style:name="T9" style:family="text">
      <style:text-properties fo:language="vi" fo:country="VN"/>
    </style:style>
    <style:style style:name="T10" style:family="text">
      <style:text-properties fo:language="vi" fo:country="VN" fo:font-weight="bold" style:font-weight-asian="bold" style:font-weight-complex="bold"/>
    </style:style>
    <style:style style:name="T11" style:family="text">
      <style:text-properties fo:language="vi" fo:country="VN" officeooo:rsid="000afe41"/>
    </style:style>
    <style:style style:name="T12" style:family="text">
      <style:text-properties fo:font-size="12pt" fo:font-weight="normal" fo:background-color="transparent" loext:char-shading-value="0" style:font-size-asian="10.5pt" style:font-weight-asian="normal" style:font-size-complex="12pt" style:font-weight-complex="normal"/>
    </style:style>
    <style:style style:name="T13" style:family="text">
      <style:text-properties fo:font-size="12pt" fo:font-weight="bold" fo:background-color="transparent" loext:char-shading-value="0" style:font-size-asian="10.5pt" style:font-weight-asian="bold" style:font-size-complex="12pt" style:font-weight-complex="bold"/>
    </style:style>
    <style:style style:name="T14" style:family="text">
      <style:text-properties fo:font-size="12pt" fo:language="vi" fo:country="VN" fo:font-weight="bold" fo:background-color="transparent" loext:char-shading-value="0" style:font-size-asian="10.5pt" style:font-weight-asian="bold" style:font-size-complex="12pt" style:font-weight-complex="bold"/>
    </style:style>
    <style:style style:name="T15" style:family="text">
      <style:text-properties fo:font-size="12pt" fo:language="vi" fo:country="VN" fo:font-weight="normal" fo:background-color="transparent" loext:char-shading-value="0" style:font-size-asian="10.5pt" style:font-weight-asian="normal" style:font-size-complex="12pt" style:font-weight-complex="normal"/>
    </style:style>
    <style:style style:name="T16" style:family="text">
      <style:text-properties fo:language="fr" fo:country="FR"/>
    </style:style>
    <style:style style:name="T17" style:family="text">
      <style:text-properties style:font-name="Times New Roman1"/>
    </style:style>
    <style:style style:name="T18" style:family="text">
      <style:text-properties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ương Pháp:</text:p>
      <text:list xml:id="list989469832205586530" text:style-name="L1">
        <text:list-item>
          <text:p text:style-name="P5">Socially Optimal Vaccination Policies [Louis Boguchwal ]</text:p>
        </text:list-item>
      </text:list>
      <text:p text:style-name="Standard">- Xây dựng mạng Tiêm Chủng ở 1 quốc gia duy nhất (USA)</text:p>
      <text:p text:style-name="Standard">(Xây dựng 1 cấu trúc mạng, có các nút mạng (<text:bookmark text:name="result_box2"/><text:span text:style-name="T16">réseau de transport aérien</text:span>), mạng có trọng số và có hướng)</text:p>
      <text:p text:style-name="Standard">This research provides<text:span text:style-name="T1"> a novel framework for modeling infectious disease propagation throughout a population, and ultimately (sau cùng) for determining socially optimal vaccine allocation</text:span>. Given a<text:span text:style-name="T1"> fixed stockpile of vaccines, I determine the best geographic distribution that minimizes the number of infections in the population.</text:span> This approach integrates network modeling and statistical analysis. The analysis reveals both the network attributes as well as the demographic characteristics that are critical in determining whether one region is more important than another in terms of vaccination. Finally, a framework using optimization methods is proposed for finding the nearest-to- optimal policy that would be amenable to policy-makers representing different constituencies. </text:p>
      <text:list xml:id="list8976631528848457866" text:style-name="L2">
        <text:list-item>
          <text:p text:style-name="P6">For a disease to spread throughout a population, the basic reproduction number must be greater than one. If R0 &lt; 1, then the epidemic will be unable to sustain itself as individuals are removed from the population faster than they are infected. Assuming that vaccination confers full immunity, <text:span text:style-name="T1">Anderson and May determined the critical proportion of vaccination pc = 1 – 1/R0</text:span>. </text:p>
        </text:list-item>
        <text:list-item>
          <text:p text:style-name="P6"><text:span text:style-name="T5">Shaw et. al. (2010)</text:span><text:span text:style-name="T4"> </text:span><text:span text:style-name="T1">(dùng Markov để xây dụng 1 ma trân cho mô hình không gian)</text:span> modeled influenza spread using <text:span text:style-name="T2">a rudimentary air transportation network in the United States.</text:span> In their model, intra-city disease dynamics are governed by a variant of the single population SIR model, a system of ordinary differential equations, while inter-city disease dynamics are governed by a Markov transition matrix generated from the air transportation network. <text:span text:style-name="T1">The Markov transition matrix is derived from the mobility matrix corresponding to the weighted adjacency matrix of the air transportation network</text:span>. </text:p>
        </text:list-item>
        <text:list-item>
          <text:p text:style-name="P6"><text:span text:style-name="T5">Wu et. al. (2007)</text:span> attacked the issue of spatial heterogeneity in a slightly different manner. Rather than<text:span text:style-name="T1"> (thay vì)</text:span> partitioning the network into nodes by city or airport, they partitioned the network into ten nodes by regions, as defined by the United States Office of Management and Budget. The entries of the mobility matrix m = (mij) represent <text:span text:style-name="T1">“the average proportion of time that a resident of population i spends in population j over one year.” </text:span><text:span text:style-name="T2">.</text:span></text:p>
        </text:list-item>
        <text:list-item>
          <text:p text:style-name="P6"><text:span text:style-name="T2">An additional approach to modeling optimal vaccine allocation under spatial heterogeneity is gravity transportation theoretic models. Their analysis revealed that despite the comparatively large volume of commuting flow compared to air traffic flow, the most important network when considering infectious disease propagation is the long distance air transportation network .</text:span><text:span text:style-name="T3"> </text:span><text:span text:style-name="T5">Colizza et. al. </text:span><text:span text:style-name="T2">constructed a stochastic global air transportation network model using data from the International Air Transport Association (IATA). An SIR model governed the within-node disease dynamics. Their network consisted of a weighted graph in which nodes represented airports and weighted edges represented passenger flows between airports (Colizza, Barrat, Barthe ́lemy, &amp; Vespignani, 2006). (+) this network exhibited spatial heterogeneity. +) The authors investigated the effects of mobility along the worldwide air transportation network and its degree distribution, i.e. the frequency distribution of node degree, on the spread of infectious disease. +)Passenger flows between cities were governed by a stochastic transport operator. +) This operator described the net balance of individuals of each disease compartment who left and entered a particular city.).</text:span></text:p>
        </text:list-item>
        <text:list-item>
          <text:p text:style-name="P6"><text:span text:style-name="T7">Shaw et. al. </text:span><text:span text:style-name="T2">measured the impact of a pathogen on a population by the aggregate number of sick days over 450 total days, through computer simulation. </text:span><text:span text:style-name="T3">Evolutionary algorithms</text:span><text:span text:style-name="T2"> were used to minimize the total number of sick days taken throughout the population (Shaw, Spears, Billings, &amp; Maxim, 2010). The model presented demonstrated the importance of network structure on the effectiveness of a vaccination policy. However, this research only </text:span><text:soft-page-break/><text:span text:style-name="T2">began to explore the effects of transportation network structure on disease spread. Numerous network attributes such as various node centrality measures were left unexplored that potentially play critical roles in disease propagation. </text:span></text:p>
        </text:list-item>
        <text:list-item>
          <text:p text:style-name="P6"><text:span text:style-name="T7"><text:s/>Wu et. al.</text:span><text:span text:style-name="T2"> viewed vaccine allocation as a nonlinear optimization problem in which the objective was to minimize the total number of infections across a population (Wu, Riley &amp; Leung, 2007). The purely equitable distribution was the least efficient allocation in terms of minimizing the total number of infections in the population. The purely discretionary policy is efficient, but highly inequitable. The improvement over the pro-rata policy is trivial, for a large “inequality cost.” Hence, the authors concluded that the gain in efficiency is insufficient to justify the massive inequity corresponding to the completely discretionary allocation policy. </text:span></text:p>
        </text:list-item>
        <text:list-item>
          <text:p text:style-name="P8"><text:span text:style-name="T8">Guimerá et. al.</text:span> considered the worldwide air transportation network using Official Airline Guide (OAG) data. Nodes were defined by city, rather than airport. They sought to evaluate the global importance of a particular city in reference to the entire network using shortest path length, clustering coefficient, betweenness centrality, community structure as defined by modularity, within-community degree, and total degree (Guimerá, Mossa, Turtschi, &amp; L.A.N. Amaral, 2005). <text:span text:style-name="T1">The main limitation of this framework is that many attributes described in the research depend upon a well- defined notion of community structure. However, it is exceedingly difficult to detect and distinguish communities within a larger network. </text:span></text:p>
        </text:list-item>
        <text:list-item>
          <text:p text:style-name="P7"><text:span text:style-name="T5">Policy Evaluation, Feasibility, and Implementation : </text:span><text:span text:style-name="T6">(</text:span><text:bookmark text:name="result_box4"/><text:span text:style-name="T9">Đánh giá chính sách, khả thi và thực hiện:</text:span><text:span text:style-name="T11">)</text:span></text:p>
          <text:list>
            <text:list-item>
              <text:p text:style-name="P12">While the aforementioned methods provide a framework for determining optimal vaccine allocation, it is imperative to investigate the accuracy of disease propagation model predictions as well as the feasibility of implementation of theoretical findings. First, policy recommendations based upon disease spread models should be tested empirically [Shaw et. al. 2010]. Next, it may be unreasonable to enact a policy recommendation rooted in theory[Wu et. al. Hypothesized (2007) ]. </text:p>
            </text:list-item>
            <text:list-item>
              <text:p text:style-name="P13"><text:span text:style-name="T13">Sự </text:span><text:bookmark text:name="result_box1"/><text:span text:style-name="T14">khác biệt giữa nhận thức nguy cơ của bệnh truyền nhiễm của người dân và nguy cơ thực tế của bệnh truyền nhiễm. </text:span><text:span text:style-name="T15">T</text:span><text:span text:style-name="T12">here is a “large discrepancy between people’s perceptions and the actual epidemiological facts and figures” (Galvani, Reluga &amp; Chapman, 2007) </text:span><text:span text:style-name="T13">(</text:span><text:bookmark text:name="result_box"/><text:span text:style-name="T13">c</text:span><text:span text:style-name="T10">ó một "sự khác biệt lớn giữa nhận thức của người dân và các dữ kiện dịch tễ học thực tế và số liệu") </text:span><text:span text:style-name="T12">. Therefore, individuals likely make great errors when making their choices for vaccination. Thus, these errors must be taken into account (</text:span><text:span text:style-name="T13">cần tính đến khi xem xét chiến dịch tiêm phòng)</text:span><text:span text:style-name="T12"> when considering policy actions to be taken to move toward a socially optimal allocation. </text:span></text:p>
            </text:list-item>
          </text:list>
        </text:list-item>
      </text:list>
      <text:p text:style-name="P3"/>
      <text:list xml:id="list599897942108659320" text:style-name="L3">
        <text:list-item>
          <text:p text:style-name="P9">PAC Optimal Planning for Invasive Species Management: Improved Exploration for Reinforcement Learning from Simulator-Defined MDPs [Dietterich 2013]</text:p>
        </text:list-item>
      </text:list>
      <text:list xml:id="list298910959178769225" text:style-name="L4">
        <text:list-item>
          <text:p text:style-name="P10">We desire an MDP planning algorithm that minimizes the number of calls to the simulator, runs in time polynomial in the relevant problem parameters, and outputs a policy that is approximately optimal with high probability. </text:p>
        </text:list-item>
        <text:list-item>
          <text:p text:style-name="P10">Given a Tamarisk invasion, a land manager must decide how and where to fight the invasion (e.g., eradicate Tamarisk plants? plant native plants? upstream? downstream?). Although approximate or heuristic solutions to this problem would be useful, our collaborating economists tell us that <text:soft-page-break/>our policy recommendations will carry more weight if they are provably optimal with high probability. </text:p>
        </text:list-item>
        <text:list-item>
          <text:p text:style-name="P10">A large problem instance involves 4.7 × 106 states with 2187 actions in each state. Standard value iteration requires on the order of 3 × 10^20 simulator calls. </text:p>
        </text:list-item>
        <text:list-item>
          <text:p text:style-name="P10">To minimize the number of simulator calls, we introduce a model-based reinforcement learning algorithm called DDV (a Romanization of ∆∆V ). </text:p>
          <text:p text:style-name="P10"/>
        </text:list-item>
      </text:list>
      <text:list xml:id="list181130804914242" text:continue-list="list599897942108659320" text:style-name="L3">
        <text:list-item>
          <text:p text:style-name="P9">Convergence in Evolutionary Programs with Self-Adaptation [Greenwood 2001]</text:p>
          <text:p text:style-name="P11">Nguyên nhân:</text:p>
          <text:p text:style-name="P11">- Evolutionary programs are capable of finding good solutions to difficult optimization problems. </text:p>
          <text:p text:style-name="P11">- Previous analysis of their convergence properties has normally assumed the strategy parameters are kept constant, although in practice these parameters are dynamically altered. </text:p>
          <text:p text:style-name="P11">- In this paper, we propose a modified version of the 1/5-success rule for self-adaptation in evolution strategies (ES). </text:p>
        </text:list-item>
      </text:list>
      <text:p text:style-name="P2">Evolutionary programs are probabilistic algorithms that use the principles of population genetics to search for problem solutions. They are capable of finding good solutions to a wide variety of optimization problems, including NP-hard combinatorial optimization problems (Back, 1996). </text:p>
      <text:p text:style-name="P4">Problem (<text:span text:style-name="T17">μ</text:span><text:span text:style-name="T18">+</text:span><text:span text:style-name="T17">λ</text:span><text:span text:style-name="T18">)-ES</text:span></text:p>
      <text:p text:style-name="P2"><text:span text:style-name="T18"><text:tab/>These <text:s/></text:span><text:span text:style-name="T17">μ <text:s/></text:span><text:span text:style-name="T18">parents (candidate solutions) produce </text:span><text:span text:style-name="T17">λ <text:s/></text:span><text:span text:style-name="T18">offspring (new solutions) by mutating one or more problem parameters. Parents and offspring compete equally for survival; only the </text:span><text:span text:style-name="T17">μ</text:span><text:span text:style-name="T18"> <text:s/>best (i.e., those with the highest fitness) will survive to reproduce in the next generation. Done properly, the population will evolve towards increasingly better regions of the search space by means of reproduction and survival of the test. </text:span></text:p>
      <text:p text:style-name="P4"><text:span text:style-name="T18">Problem (</text:span><text:span text:style-name="T17">μ</text:span><text:span text:style-name="T18">,</text:span><text:span text:style-name="T17">λ</text:span><text:span text:style-name="T18">)-ES</text:span></text:p>
      <text:p text:style-name="P2"><text:span text:style-name="T18"><text:tab/> </text:span><text:span text:style-name="T17">μ <text:s/></text:span><text:span text:style-name="T18">parents produce </text:span><text:span text:style-name="T17">λ</text:span><text:span text:style-name="T18"> offspring, but only the best </text:span><text:span text:style-name="T17">μ <text:s/></text:span><text:span text:style-name="T18">offspring survive. Thus individuals live for only a single generation regardless of their tness level. This approach may result in short periods of recession, but it does avoid long periods of stagnation. [Back 1996]</text:span></text:p>
      <text:list xml:id="list181128747505207" text:continue-numbering="true" text:style-name="L3">
        <text:list-header>
          <text:p text:style-name="P11"/>
        </text:list-header>
        <text:list-item>
          <text:p text:style-name="P9">dsfđf</text:p>
        </text:list-item>
        <text:list-item>
          <text:p text:style-name="P9">sfđ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meta:initial-creator>
    <meta:creation-date>2014-11-24T10:25:59</meta:creation-date>
    <dc:date>2015-10-22T18:11:28.661217380</dc:date>
    <meta:editing-duration>PT15H11M3S</meta:editing-duration>
    <meta:editing-cycles>49</meta:editing-cycles>
    <meta:generator>LibreOffice/4.2.8.2$Linux_X86_64 LibreOffice_project/420m0$Build-2</meta:generator>
    <meta:document-statistic meta:table-count="0" meta:image-count="0" meta:object-count="0" meta:page-count="3" meta:paragraph-count="33" meta:word-count="1445" meta:character-count="9544" meta:non-whitespace-character-count="8124"/>
  </office:meta>
</office:document-meta>
</file>